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IPAexGothic" svg:font-family="IPAexGothic" style:font-family-generic="roman" style:font-pitch="variable"/>
    <style:font-face style:name="Liberation Sans" svg:font-family="'Liberation Sans'" style:font-family-generic="roman" style:font-pitch="variable"/>
    <style:font-face style:name="IPAexGothic1" svg:font-family="IPAexGothic"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254cm" fo:min-width="0cm"/>
    </style:style>
    <style:style style:name="gr2" style:family="graphic" style:parent-style-name="standard">
      <style:graphic-properties svg:stroke-width="0.05cm" svg:stroke-color="#000000" draw:marker-start-width="0.275cm" draw:marker-end-width="0.275cm" draw:fill="solid" draw:fill-color="#ffffcc"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draw:stroke-dash="Fine_20_Dashed"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svg:stroke-color="#000000" draw:marker-start-width="0.275cm" draw:marker-end-width="0.275cm" draw:fill="solid" draw:fill-color="#ccff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draw:fill="none" draw:textarea-vertical-align="middle"/>
    </style:style>
    <style:style style:name="gr6" style:family="graphic" style:parent-style-name="standard">
      <style:graphic-properties svg:stroke-color="#000000" draw:fill-color="#ffffff" draw:textarea-horizontal-align="justify" draw:textarea-vertical-align="middle" draw:auto-grow-height="false"/>
    </style:style>
    <style:style style:name="gr7"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color="#000000" draw:fill="solid" draw:fill-color="#e6e6e6" draw:textarea-horizontal-align="justify" draw:textarea-vertical-align="middle" draw:auto-grow-height="false"/>
    </style:style>
    <style:style style:name="gr9"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0" style:family="graphic" style:parent-style-name="standard">
      <style:graphic-properties svg:stroke-color="#000000"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P3" style:family="paragraph">
      <style:paragraph-properties fo:text-align="start"/>
    </style:style>
    <style:style style:name="P4" style:family="paragraph">
      <style:paragraph-properties fo:text-align="start"/>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2" draw:layer="layout" svg:width="4.062cm" svg:height="0.666cm" svg:x="11.4cm" svg:y="0.3cm">
          <draw:text-box>
            <text:p text:style-name="P1"><text:span text:style-name="T1">AMQP broker (qpidd) </text:span></text:p>
          </draw:text-box>
        </draw:frame>
        <draw:custom-shape draw:style-name="gr2" draw:text-style-name="P2" draw:layer="layout" svg:width="3.8cm" svg:height="1.7cm" svg:x="17.324cm" svg:y="1.5cm">
          <text:p text:style-name="P1"><text:span text:style-name="T1">HatohlArmPluginGate</text:span></text:p>
          <text:p text:style-name="P1"><text:span text:style-name="T1">(instantace 1)</text:span></text:p>
          <draw:enhanced-geometry svg:viewBox="0 0 21600 21600" draw:type="rectangle" draw:enhanced-path="M 0 0 L 21600 0 21600 21600 0 21600 0 0 Z N"/>
        </draw:custom-shape>
        <draw:custom-shape draw:style-name="gr3" draw:text-style-name="P2" draw:layer="layout" svg:width="4.5cm" svg:height="7.2cm" svg:x="11.124cm" svg:y="1cm">
          <text:p text:style-name="P1"><text:span text:style-name="T1"/></text:p>
          <draw:enhanced-geometry svg:viewBox="0 0 21600 21600" draw:type="rectangle" draw:enhanced-path="M 0 0 L 21600 0 21600 21600 0 21600 0 0 Z N"/>
        </draw:custom-shape>
        <draw:custom-shape draw:style-name="gr4" draw:text-style-name="P2" draw:layer="layout" svg:width="5.5cm" svg:height="1.8cm" svg:x="3.924cm" svg:y="1.5cm">
          <text:p text:style-name="P1"><text:span text:style-name="T1">Arm Plugin Process</text:span></text:p>
          <text:p text:style-name="P1"><text:span text:style-name="T1">(ex. hatohol-arm-plugin-zabbix)</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4cm" svg:height="4.8cm" svg:x="11.149cm" svg:y="9.5cm">
          <text:p/>
          <draw:enhanced-geometry svg:viewBox="0 0 21600 21600" draw:type="rectangle" draw:enhanced-path="M 0 0 L 21600 0 21600 21600 0 21600 0 0 Z N"/>
        </draw:custom-shape>
        <draw:line draw:style-name="gr5" draw:text-style-name="P1" draw:layer="layout" svg:x1="16.8cm" svg:y1="0.5cm" svg:x2="16.8cm" svg:y2="15.8cm">
          <text:p/>
        </draw:line>
        <draw:custom-shape draw:style-name="gr6" draw:text-style-name="P1" draw:layer="layout" svg:width="1.2cm" svg:height="1.1cm" svg:x="16.957cm" svg:y="14.7cm">
          <text:p/>
          <draw:enhanced-geometry svg:viewBox="0 0 21600 21600" draw:text-areas="0 ?f0 ?f5 ?f2" draw:type="right-arrow" draw:modifiers="12751.3738551207 4845.7765667574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969cm" svg:height="0.666cm" svg:x="18.157cm" svg:y="14.9cm">
          <draw:text-box>
            <text:p text:style-name="P1"><text:span text:style-name="T1">Inside Hatohol server</text:span></text:p>
          </draw:text-box>
        </draw:frame>
        <draw:custom-shape draw:style-name="gr7" draw:text-style-name="P2" draw:layer="layout" svg:width="3.8cm" svg:height="0.8cm" svg:x="11.424cm" svg:y="1.5cm">
          <text:p text:style-name="P1"><text:span text:style-name="T1">Queu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49cm" svg:y="2.5cm">
          <text:p text:style-name="P1"><text:span text:style-name="T1">Queue 2</text:span></text:p>
          <draw:enhanced-geometry svg:viewBox="0 0 21600 21600" draw:mirror-horizontal="false" draw:mirror-vertical="false" draw:type="rectangle" draw:enhanced-path="M 0 0 L 21600 0 21600 21600 0 21600 0 0 Z N"/>
        </draw:custom-shape>
        <draw:custom-shape draw:style-name="gr8" draw:text-style-name="P1" draw:layer="layout" svg:width="1.8cm" svg:height="0.602cm" svg:x="9.524cm" svg:y="1.631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3.8cm" svg:height="1.7cm" svg:x="17.349cm" svg:y="3.798cm">
          <text:p text:style-name="P1"><text:span text:style-name="T1">HatohlArmPluginGate</text:span></text:p>
          <text:p text:style-name="P1"><text:span text:style-name="T1">(instance2)</text:span></text:p>
          <draw:enhanced-geometry svg:viewBox="0 0 21600 21600" draw:type="rectangle" draw:enhanced-path="M 0 0 L 21600 0 21600 21600 0 21600 0 0 Z N"/>
        </draw:custom-shape>
        <draw:custom-shape draw:style-name="gr4" draw:text-style-name="P2" draw:layer="layout" svg:width="5.5cm" svg:height="1.8cm" svg:x="3.949cm" svg:y="3.798cm">
          <text:p text:style-name="P1"><text:span text:style-name="T1">Arm Plugin Process</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49cm" svg:y="3.798cm">
          <text:p text:style-name="P1"><text:span text:style-name="T1">Queue 3</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74cm" svg:y="4.8cm">
          <text:p text:style-name="P1"><text:span text:style-name="T1">Queue 4</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8cm" svg:height="1.7cm" svg:x="17.374cm" svg:y="5.998cm">
          <text:p text:style-name="P1"><text:span text:style-name="T1">HatohlArmPluginGate</text:span></text:p>
          <text:p text:style-name="P1"><text:span text:style-name="T1">(instance3)</text:span></text:p>
          <draw:enhanced-geometry svg:viewBox="0 0 21600 21600" draw:type="rectangle" draw:enhanced-path="M 0 0 L 21600 0 21600 21600 0 21600 0 0 Z N"/>
        </draw:custom-shape>
        <draw:custom-shape draw:style-name="gr4" draw:text-style-name="P2" draw:layer="layout" svg:width="5.5cm" svg:height="1.8cm" svg:x="3.974cm" svg:y="5.998cm">
          <text:p text:style-name="P1"><text:span text:style-name="T1">Arm Plugin Process</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74cm" svg:y="5.998cm">
          <text:p text:style-name="P1"><text:span text:style-name="T1">Queue 5</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99cm" svg:y="7cm">
          <text:p text:style-name="P1"><text:span text:style-name="T1">Queue 6</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8cm" svg:height="1.7cm" svg:x="17.375cm" svg:y="9.898cm">
          <text:p text:style-name="P1"><text:span text:style-name="T1">HatohlArmPluginGate</text:span></text:p>
          <text:p text:style-name="P1"><text:span text:style-name="T1">(instance4)</text:span></text:p>
          <draw:enhanced-geometry svg:viewBox="0 0 21600 21600" draw:type="rectangle" draw:enhanced-path="M 0 0 L 21600 0 21600 21600 0 21600 0 0 Z N"/>
        </draw:custom-shape>
        <draw:custom-shape draw:style-name="gr4" draw:text-style-name="P2" draw:layer="layout" svg:width="2.737cm" svg:height="1.8cm" svg:x="3.975cm" svg:y="9.898cm">
          <text:p text:style-name="P1"><text:span text:style-name="T1">Arm Plugin</text:span></text:p>
          <text:p text:style-name="P1"><text:span text:style-name="T1">Process</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475cm" svg:y="9.898cm">
          <text:p text:style-name="P1"><text:span text:style-name="T1">Queue 10</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5cm" svg:y="10.9cm">
          <text:p text:style-name="P1"><text:span text:style-name="T1">Queue 11</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8cm" svg:height="1.7cm" svg:x="17.4cm" svg:y="12.098cm">
          <text:p text:style-name="P1"><text:span text:style-name="T1">HatohlArmPluginGate</text:span></text:p>
          <text:p text:style-name="P1"><text:span text:style-name="T1">(instance5)</text:span></text:p>
          <draw:enhanced-geometry svg:viewBox="0 0 21600 21600" draw:type="rectangle" draw:enhanced-path="M 0 0 L 21600 0 21600 21600 0 21600 0 0 Z N"/>
        </draw:custom-shape>
        <draw:custom-shape draw:style-name="gr4" draw:text-style-name="P2" draw:layer="layout" svg:width="2.737cm" svg:height="1.8cm" svg:x="3.987cm" svg:y="12.098cm">
          <text:p text:style-name="P1"><text:span text:style-name="T1">Arm Plugin</text:span></text:p>
          <text:p text:style-name="P1"><text:span text:style-name="T1">Process</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5cm" svg:y="12.098cm">
          <text:p text:style-name="P1"><text:span text:style-name="T1">Queue 12</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3.8cm" svg:height="0.8cm" svg:x="11.525cm" svg:y="13.1cm">
          <text:p text:style-name="P1"><text:span text:style-name="T1">Queue 13</text:span></text:p>
          <draw:enhanced-geometry svg:viewBox="0 0 21600 21600" draw:mirror-horizontal="false" draw:mirror-vertical="false" draw:type="rectangle" draw:enhanced-path="M 0 0 L 21600 0 21600 21600 0 21600 0 0 Z N"/>
        </draw:custom-shape>
        <draw:frame draw:style-name="gr1" draw:text-style-name="P2" draw:layer="layout" svg:width="4.062cm" svg:height="0.666cm" svg:x="11.366cm" svg:y="8.9cm">
          <draw:text-box>
            <text:p text:style-name="P1"><text:span text:style-name="T1">AMQP broker (qpidd) </text:span></text:p>
          </draw:text-box>
        </draw:frame>
        <draw:frame draw:style-name="gr1" draw:text-style-name="P4" draw:layer="layout" svg:width="5.04cm" svg:height="1.081cm" svg:x="11.367cm" svg:y="14.4cm">
          <draw:text-box>
            <text:p text:style-name="P3"><text:span text:style-name="T1">Ex.) authentication and</text:span></text:p>
            <text:p text:style-name="P3"><text:span text:style-name="T1"><text:s text:c="7"/></text:span><text:span text:style-name="T1">encryption are enabled </text:span></text:p>
          </draw:text-box>
        </draw:frame>
        <draw:custom-shape draw:style-name="gr8" draw:text-style-name="P1" draw:layer="layout" svg:width="1.8cm" svg:height="0.602cm" svg:x="15.3cm" svg:y="1.633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cm" svg:y="2.5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9.6cm" svg:y="2.502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9.526cm" svg:y="4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9.602cm" svg:y="4.871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9.526cm" svg:y="6.2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9.602cm" svg:y="7.071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cm" svg:y="4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76cm" svg:y="4.871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02cm" svg:y="6.127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78cm" svg:y="6.998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02cm" svg:y="10.027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78cm" svg:y="10.898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02cm" svg:y="12.2cm">
          <text:p/>
          <draw:enhanced-geometry svg:viewBox="0 0 21600 21600" draw:text-areas="0 ?f0 ?f5 ?f2" draw:mirror-vertical="false" draw:mirror-horizontal="tru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8cm" svg:height="0.602cm" svg:x="15.478cm" svg:y="13.071cm">
          <text:p/>
          <draw:enhanced-geometry svg:viewBox="0 0 21600 21600" draw:text-areas="0 ?f0 ?f5 ?f2" draw:mirror-vertical="false" draw:mirror-horizontal="false" draw:type="right-arrow" draw:modifiers="12271.9093635455 5971.024146544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4.391cm" svg:height="0.602cm" svg:x="6.823cm" svg:y="10.1cm">
          <text:p/>
          <draw:enhanced-geometry svg:viewBox="0 0 21600 21600" draw:text-areas="0 ?f0 ?f5 ?f2" draw:mirror-vertical="false" draw:mirror-horizontal="true" draw:type="right-arrow" draw:modifiers="17709.8360655738 6376.119402985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4.391cm" svg:height="0.602cm" svg:x="6.909cm" svg:y="10.9cm">
          <text:p/>
          <draw:enhanced-geometry svg:viewBox="0 0 21600 21600" draw:text-areas="0 ?f0 ?f5 ?f2" draw:mirror-vertical="false" draw:mirror-horizontal="false" draw:type="right-arrow" draw:modifiers="17709.8360655738 6376.119402985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4.391cm" svg:height="0.602cm" svg:x="6.825cm" svg:y="12.198cm">
          <text:p/>
          <draw:enhanced-geometry svg:viewBox="0 0 21600 21600" draw:text-areas="0 ?f0 ?f5 ?f2" draw:mirror-vertical="false" draw:mirror-horizontal="true" draw:type="right-arrow" draw:modifiers="17709.8360655738 6376.119402985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4.391cm" svg:height="0.602cm" svg:x="6.911cm" svg:y="12.998cm">
          <text:p/>
          <draw:enhanced-geometry svg:viewBox="0 0 21600 21600" draw:text-areas="0 ?f0 ?f5 ?f2" draw:mirror-vertical="false" draw:mirror-horizontal="false" draw:type="right-arrow" draw:modifiers="17709.8360655738 6376.119402985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2cm" svg:height="5.1cm" svg:x="8.1cm" svg:y="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2" draw:layer="layout" svg:width="2.3cm" svg:height="1.8cm" svg:x="0.3cm" svg:y="1.508cm">
          <text:p text:style-name="P1"><text:span text:style-name="T1">Zabbix</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1.1cm" svg:height="1.1cm" svg:x="2.7cm" svg:y="1.8cm">
          <text:p/>
          <draw:enhanced-geometry svg:viewBox="0 0 21600 21600" draw:text-areas="?f5 ?f1 ?f6 ?f3" draw:type="left-right-arrow" draw:modifiers="6709.53678474114 5394.006659267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2.3cm" svg:height="1.8cm" svg:x="0.314cm" svg:y="3.9cm">
          <text:p text:style-name="P1"><text:span text:style-name="T1">Monitoring</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1.1cm" svg:height="1.1cm" svg:x="2.714cm" svg:y="4.192cm">
          <text:p/>
          <draw:enhanced-geometry svg:viewBox="0 0 21600 21600" draw:text-areas="?f5 ?f1 ?f6 ?f3" draw:type="left-right-arrow" draw:modifiers="6709.53678474114 5394.006659267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2.3cm" svg:height="1.8cm" svg:x="0.328cm" svg:y="6.1cm">
          <text:p text:style-name="P1"><text:span text:style-name="T1">Monitoring</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1.1cm" svg:height="1.1cm" svg:x="2.728cm" svg:y="6.392cm">
          <text:p/>
          <draw:enhanced-geometry svg:viewBox="0 0 21600 21600" draw:text-areas="?f5 ?f1 ?f6 ?f3" draw:type="left-right-arrow" draw:modifiers="6709.53678474114 5394.006659267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2.3cm" svg:height="1.8cm" svg:x="0.386cm" svg:y="9.9cm">
          <text:p text:style-name="P1"><text:span text:style-name="T1">Monitoring</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1.1cm" svg:height="1.1cm" svg:x="2.786cm" svg:y="10.192cm">
          <text:p/>
          <draw:enhanced-geometry svg:viewBox="0 0 21600 21600" draw:text-areas="?f5 ?f1 ?f6 ?f3" draw:type="left-right-arrow" draw:modifiers="6709.53678474114 5394.006659267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2.3cm" svg:height="1.8cm" svg:x="0.4cm" svg:y="12.1cm">
          <text:p text:style-name="P1"><text:span text:style-name="T1">Monitoring</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1.1cm" svg:height="1.1cm" svg:x="2.8cm" svg:y="12.392cm">
          <text:p/>
          <draw:enhanced-geometry svg:viewBox="0 0 21600 21600" draw:text-areas="?f5 ?f1 ?f6 ?f3" draw:type="left-right-arrow" draw:modifiers="6709.53678474114 5394.006659267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5" draw:text-style-name="P1" draw:layer="layout" svg:x1="8.7cm" svg:y1="13.6cm" svg:x2="7.8cm" svg:y2="14.6cm">
          <text:p/>
        </draw:line>
        <draw:frame draw:style-name="gr1" draw:text-style-name="P4" draw:layer="layout" svg:width="2.5cm" svg:height="0.666cm" svg:x="6.2cm" svg:y="14.634cm">
          <draw:text-box>
            <text:p text:style-name="P3"><text:span text:style-name="T1">Ex.) Intern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IPAexGothic" svg:font-family="IPAexGothic" style:font-family-generic="roman" style:font-pitch="variable"/>
    <style:font-face style:name="Liberation Sans" svg:font-family="'Liberation Sans'" style:font-family-generic="roman" style:font-pitch="variable"/>
    <style:font-face style:name="IPAexGothic1" svg:font-family="IPAexGothic"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IPAexGothic" fo:font-size="24pt" fo:language="en" fo:country="US" style:font-name-asian="IPAexGothic1" style:font-size-asian="24pt" style:language-asian="ja" style:country-asian="JP" style:font-name-complex="IPAex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IPAexGothic1" style:font-family-asian="IPAex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2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yamato </meta:initial-creator>
    <meta:creation-date>2013-06-24T16:00:20</meta:creation-date>
    <meta:generator>LibreOffice/4.2.4.2$Linux_X86_64 LibreOffice_project/420m0$Build-2</meta:generator>
    <dc:date>2014-07-07T17:14:59.530255847</dc:date>
    <meta:editing-duration>PT16H3M55S</meta:editing-duration>
    <meta:editing-cycles>20</meta:editing-cycles>
    <dc:creator>kyamato </dc:creator>
    <meta:document-statistic meta:object-count="61"/>
  </office:meta>
</office:document-meta>
</file>